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12.197cm" style:rel-column-width="40368*"/>
    </style:style>
    <style:style style:name="Tabella4.B" style:family="table-column">
      <style:table-column-properties style:column-width="3.801cm" style:rel-column-width="12583*"/>
    </style:style>
    <style:style style:name="Tabella4.C" style:family="table-column">
      <style:table-column-properties style:column-width="3.803cm" style:rel-column-width="12584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9c41f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c41f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c27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c27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85b874" officeooo:paragraph-rsid="009c27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c41f2" officeooo:paragraph-rsid="009c41f2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8pt" fo:font-weight="normal" officeooo:rsid="009c27d6" officeooo:paragraph-rsid="009c27d6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c27d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c2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office:value-type="string">
              <text:p text:style-name="P10">Prodotto</text:p>
            </table:table-cell>
            <table:table-cell table:style-name="Tabella4.A1" office:value-type="string">
              <text:p text:style-name="P11">Netto</text:p>
            </table:table-cell>
            <table:table-cell table:style-name="Tabella4.C1" office:value-type="string">
              <text:p text:style-name="P11">Lordo</text:p>
            </table:table-cell>
          </table:table-row>
        </table:table-header-rows>
        <table:table-row>
          <table:table-cell table:style-name="Tabella4.A2" office:value-type="string">
            <text:p text:style-name="P9"><text:text-input text:description="&lt;for each=&quot;product, net, lord in get_products(data)&quot;&gt;">starts for loop</text:text-input></text:p>
          </table:table-cell>
          <table:table-cell table:style-name="Tabella4.B2" table:number-columns-spanned="2" office:value-type="string">
            <text:p text:style-name="P12"/>
          </table:table-cell>
          <table:covered-table-cell/>
        </table:table-row>
        <table:table-row>
          <table:table-cell table:style-name="Tabella4.A2" office:value-type="string">
            <text:p text:style-name="P7"><text:placeholder text:placeholder-type="text">&lt;product.default_code&gt;</text:placeholder></text:p>
          </table:table-cell>
          <table:table-cell table:style-name="Tabella4.A2" office:value-type="string">
            <text:p text:style-name="P5"><text:placeholder text:placeholder-type="text">&lt;net&gt;</text:placeholder></text:p>
          </table:table-cell>
          <table:table-cell table:style-name="Tabella4.B2" office:value-type="string">
            <text:p text:style-name="P5"><text:placeholder text:placeholder-type="text">&lt;lord&gt;</text:placeholder></text:p>
          </table:table-cell>
        </table:table-row>
        <table:table-row>
          <table:table-cell table:style-name="Tabella4.A2" office:value-type="string">
            <text:p text:style-name="P8"><text:text-input text:description="&lt;/for&gt;">ends for loop</text:text-input></text:p>
          </table:table-cell>
          <table:table-cell table:style-name="Tabella4.B2" table:number-columns-spanned="2" office:value-type="string">
            <text:p text:style-name="P12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c27d6" style:font-name-asian="SimSun" style:font-style-asian="normal" style:font-name-complex="Tahoma" style:font-style-complex="normal"/>
    </style:style>
    <style:style style:name="MT4" style:family="text">
      <style:text-properties officeooo:rsid="009c27d6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PRODOTTI CON ESISTENZA NON IN DISTINTA</text:span></text:p>
        <text:p text:style-name="MP2">Filtro: Tutti<text:span text:style-name="MT4"> i prodotti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2T09:56:22.292876500</dc:date>
    <dc:creator>thebrush </dc:creator>
    <meta:editing-duration>PT14H31M16S</meta:editing-duration>
    <meta:editing-cycles>146</meta:editing-cycles>
    <meta:document-statistic meta:table-count="1" meta:image-count="0" meta:object-count="0" meta:page-count="1" meta:paragraph-count="11" meta:word-count="34" meta:character-count="233" meta:non-whitespace-character-count="212"/>
  </office:meta>
</office:document-meta>
</file>